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4D3400001D75DCF4511629AA9698.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ymbol" style:font-charset="x-symbol"/>
    <style:font-face style:name="Angsana New1" svg:font-family="'Angsana New'"/>
    <style:font-face style:name="Courier" svg:font-family="Courier" style:font-family-generic="modern"/>
    <style:font-face style:name="Times New Roman" svg:font-family="'Times New Roman'" style:font-family-generic="roman"/>
    <style:font-face style:name="Arial" svg:font-family="Arial" style:font-family-generic="swiss"/>
    <style:font-face style:name="Times New Roman1" svg:font-family="'Times New Roman'" style:font-family-generic="roman" style:font-pitch="variable"/>
    <style:font-face style:name="Arial1" svg:font-family="Arial"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P2" style:family="paragraph" style:parent-style-name="Standard">
      <style:paragraph-properties fo:text-align="center" style:justify-single-word="false"/>
      <style:text-properties style:font-name="Arial1" fo:font-size="22pt" fo:font-weight="bold" style:font-name-asian="Arial1" style:font-size-asian="22pt" style:font-weight-asian="bold" style:font-name-complex="Arial1" style:font-size-complex="22pt" style:font-weight-complex="bold"/>
    </style:style>
    <style:style style:name="P3" style:family="paragraph" style:parent-style-name="Standard">
      <style:paragraph-properties fo:text-align="center"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4" style:family="paragraph" style:parent-style-name="Standard">
      <style:paragraph-properties fo:line-height="150%" fo:text-align="justify"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Standard">
      <style:paragraph-properties fo:text-align="center" style:justify-single-word="false"/>
      <style:text-properties style:font-name="Arial1" fo:font-size="12pt" fo:language="none" fo:country="none"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line-height="150%" fo:text-align="justify" style:justify-single-word="false"/>
      <style:text-properties style:font-name="Arial1" fo:font-size="12pt" fo:language="none" fo:country="none" style:font-name-asian="Arial1" style:font-size-asian="12pt" style:font-name-complex="Arial1" style:font-size-complex="12pt"/>
    </style:style>
    <style:style style:name="P7" style:family="paragraph" style:parent-style-name="Standard">
      <style:paragraph-properties fo:line-height="150%" fo:text-align="justify" style:justify-single-word="false"/>
      <style:text-properties style:font-name="Arial1" fo:font-size="12pt" style:font-name-asian="Arial1" style:font-size-asian="12pt" style:font-name-complex="Arial1" style:font-size-complex="12pt"/>
    </style:style>
    <style:style style:name="P8" style:family="paragraph" style:parent-style-name="Standard">
      <style:paragraph-properties fo:text-align="justify" style:justify-single-word="false"/>
      <style:text-properties style:font-name="Arial1" fo:font-size="12pt" style:font-name-asian="Arial1" style:font-size-asian="12pt" style:font-name-complex="Arial1" style:font-size-complex="12pt"/>
    </style:style>
    <style:style style:name="P9" style:family="paragraph" style:parent-style-name="Standard">
      <style:paragraph-properties fo:text-align="center" style:justify-single-word="false"/>
      <style:text-properties style:font-name="Courier" fo:font-weight="bold" style:font-name-asian="Courier" style:font-weight-asian="bold" style:font-name-complex="Courier" style:font-weight-complex="bold"/>
    </style:style>
    <style:style style:name="P10" style:family="paragraph" style:parent-style-name="Standard">
      <style:text-properties style:font-name="Courier" fo:font-size="22pt" fo:font-weight="bold" style:font-name-asian="Courier" style:font-size-asian="22pt" style:font-weight-asian="bold" style:font-name-complex="Courier" style:font-size-complex="22pt" style:font-weight-complex="bold"/>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5.08cm" fo:margin-right="0cm" fo:text-indent="1.27cm" style:auto-text-indent="false"/>
      <style:text-properties style:font-name="Courier" fo:font-size="16pt" fo:font-weight="bold" style:font-name-asian="Courier" style:font-size-asian="16pt" style:font-weight-asian="bold" style:font-name-complex="Courier" style:font-size-complex="16pt" style:font-weight-complex="bold"/>
    </style:style>
    <style:style style:name="P13" style:family="paragraph" style:parent-style-name="Standard" style:list-style-name="L1">
      <style:paragraph-properties fo:margin-left="1.905cm" fo:margin-right="0cm" fo:line-height="150%" fo:text-align="justify" style:justify-single-word="false" fo:text-indent="-0.635cm" style:auto-text-indent="false"/>
    </style:style>
    <style:style style:name="P14" style:family="paragraph" style:parent-style-name="Standard" style:list-style-name="L2">
      <style:paragraph-properties fo:margin-left="1.905cm" fo:margin-right="0cm" fo:line-height="150%" fo:text-align="justify" style:justify-single-word="false" fo:text-indent="-0.635cm" style:auto-text-indent="false"/>
    </style:style>
    <style:style style:name="P15" style:family="paragraph" style:parent-style-name="Standard" style:list-style-name="L1">
      <style:paragraph-properties fo:margin-left="1.905cm" fo:margin-right="0cm" fo:line-height="150%" fo:text-align="justify" style:justify-single-word="false" fo:text-indent="-0.635cm" style:auto-text-indent="false"/>
      <style:text-properties style:font-name="Arial1" fo:font-size="12pt" style:font-name-asian="Arial1" style:font-size-asian="12pt" style:font-name-complex="Arial1" style:font-size-complex="12pt"/>
    </style:style>
    <style:style style:name="P16" style:family="paragraph" style:parent-style-name="Standard" style:list-style-name="L2">
      <style:paragraph-properties fo:margin-left="1.27cm" fo:margin-right="0cm" fo:line-height="150%" fo:text-align="justify" style:justify-single-word="false" fo:text-indent="0cm" style:auto-text-indent="false"/>
    </style:style>
    <style:style style:name="P17" style:family="paragraph" style:parent-style-name="Standard" style:list-style-name="L1">
      <style:paragraph-properties fo:margin-left="1.27cm" fo:margin-right="0cm" fo:line-height="150%" fo:text-align="justify" style:justify-single-word="false" fo:text-indent="0cm" style:auto-text-indent="false"/>
      <style:text-properties style:font-name="Arial1" fo:font-size="12pt" style:font-name-asian="Arial1" style:font-size-asian="12pt" style:font-name-complex="Arial1" style:font-size-complex="12pt"/>
    </style:style>
    <style:style style:name="P18" style:family="paragraph" style:parent-style-name="Standard" style:list-style-name="L3">
      <style:paragraph-properties fo:margin-left="4.445cm" fo:margin-right="0cm" fo:line-height="150%" fo:text-align="justify" style:justify-single-word="false" fo:text-indent="-0.635cm" style:auto-text-indent="false"/>
      <style:text-properties style:font-name="Arial1" fo:font-size="12pt" fo:font-weight="bold" style:font-name-asian="Arial1" style:font-size-asian="12pt" style:font-weight-asian="bold" style:font-name-complex="Arial1" style:font-size-complex="12pt" style:font-weight-complex="bold"/>
    </style:style>
    <style:style style:name="P19" style:family="paragraph" style:parent-style-name="Standard" style:list-style-name="L3">
      <style:paragraph-properties fo:margin-left="3.81cm" fo:margin-right="0cm" fo:line-height="150%" fo:text-align="justify" style:justify-single-word="false" fo:text-indent="0cm" style:auto-text-indent="false"/>
      <style:text-properties style:font-name="Arial1" fo:font-size="12pt" fo:font-weight="bold" style:font-name-asian="Arial1" style:font-size-asian="12pt" style:font-weight-asian="bold" style:font-name-complex="Arial1" style:font-size-complex="12pt" style:font-weight-complex="bold"/>
    </style:style>
    <style:style style:name="P20" style:family="paragraph" style:parent-style-name="Standard" style:master-page-name="Standard">
      <style:paragraph-properties fo:text-align="center" style:justify-single-word="false" style:page-number="auto"/>
      <style:text-properties style:font-name="Arial1" fo:font-size="16pt" fo:font-weight="bold" style:font-name-asian="Arial1" style:font-size-asian="16pt" style:font-weight-asian="bold" style:font-name-complex="Arial1" style:font-size-complex="16pt" style:font-weight-complex="bold"/>
    </style:style>
    <style:style style:name="P21" style:family="paragraph" style:parent-style-name="TOC_20_Title">
      <style:paragraph-properties fo:text-align="center" style:justify-single-word="false" fo:break-before="page"/>
      <style:text-properties fo:font-weight="bold" style:font-weight-asian="bold" style:font-weight-complex="bold"/>
    </style:style>
    <style:style style:name="P22" style:family="paragraph" style:parent-style-name="Footer">
      <style:paragraph-properties fo:text-align="end" style:justify-single-word="false"/>
    </style:style>
    <style:style style:name="P23" style:family="paragraph" style:parent-style-name="Footer">
      <style:paragraph-properties fo:margin-left="0cm" fo:margin-right="0.635cm" fo:text-indent="0cm" style:auto-text-indent="false"/>
      <style:text-properties style:font-name="Arial1" style:font-name-asian="Arial1" style:font-name-complex="Arial1"/>
    </style:style>
    <style:style style:name="P24" style:family="paragraph" style:parent-style-name="Heading_20_1">
      <style:paragraph-properties fo:break-before="page"/>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1" fo:font-size="16pt" fo:font-weight="bold" style:font-name-asian="Arial1" style:font-size-asian="16pt" style:font-weight-asian="bold" style:font-name-complex="Arial1" style:font-size-complex="16pt" style:font-weight-complex="bold"/>
    </style:style>
    <style:style style:name="T3" style:family="text">
      <style:text-properties style:font-name="Arial1" fo:font-size="12pt" fo:font-weight="bold" style:font-name-asian="Arial1" style:font-size-asian="12pt" style:font-weight-asian="bold" style:font-name-complex="Arial1" style:font-size-complex="12pt" style:font-weight-complex="bold"/>
    </style:style>
    <style:style style:name="T4" style:family="text">
      <style:text-properties style:font-name="Arial1" fo:font-size="12pt" style:font-name-asian="Arial1" style:font-size-asian="12pt" style:font-name-complex="Arial1" style:font-size-complex="12pt"/>
    </style:style>
    <style:style style:name="T5" style:family="text">
      <style:text-properties style:font-name="Arial1"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6" style:family="text">
      <style:text-properties style:font-name="Arial1" style:font-name-asian="Arial1" style:font-name-complex="Arial1"/>
    </style:style>
    <style:style style:name="T7" style:family="text">
      <style:text-properties style:font-name="Courier" fo:font-size="22pt" fo:font-weight="bold" style:font-name-asian="Courier" style:font-size-asian="22pt" style:font-weight-asian="bold" style:font-name-complex="Courier" style:font-size-complex="22pt" style:font-weight-complex="bold"/>
    </style:style>
    <style:style style:name="T8" style:family="text">
      <style:text-properties style:font-name="Courier" style:font-name-asian="Courier" style:font-name-complex="Courier"/>
    </style:style>
    <style:style style:name="T9"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10" style:family="text">
      <style:text-properties fo:language="none" fo:country="none"/>
    </style:style>
    <style:style style:name="T1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n" text:bullet-char="n">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n" text:bullet-char="n">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n" text:bullet-char="n">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8cm" svg:stroke-color="#000000" draw:marker-end="Arrowheads_20_1" draw:marker-end-width="0.388cm" draw:marker-end-center="fals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
      <text:p text:style-name="P1"/>
      <text:p text:style-name="P1"/>
      <text:p text:style-name="P1"/>
      <text:p text:style-name="P1"/>
      <text:p text:style-name="P1"/>
      <text:p text:style-name="P1"/>
      <text:p text:style-name="P2">Matrox Simple Interface</text:p>
      <text:p text:style-name="P2"/>
      <text:p text:style-name="P2">Usage Guide</text:p>
      <text:p text:style-name="P1"/>
      <text:p text:style-name="P1"/>
      <text:p text:style-name="P1"/>
      <text:p text:style-name="P1"><draw:frame draw:style-name="fr2" draw:name="Image1" text:anchor-type="as-char" svg:width="6.325cm" svg:height="2.413cm" draw:z-index="0"><draw:image xlink:href="Pictures/2000000900004D3400001D75DCF4511629AA9698.svm" xlink:type="simple" xlink:show="embed" xlink:actuate="onLoad"/></draw:frame></text:p>
      <text:p text:style-name="P1"/>
      <text:p text:style-name="P1"/>
      <text:p text:style-name="P1"/>
      <text:p text:style-name="P2">Version 1.1</text:p>
      <text:p text:style-name="P10"/>
      <text:p text:style-name="P3"/>
      <text:p text:style-name="P3"/>
      <text:p text:style-name="P1">Last Updated :April 3, 1997</text:p>
      <text:p text:style-name="P12"/>
      <text:p text:style-name="P21">INDEX</text:p>
      <text:p text:style-name="P9"/>
      <text:p text:style-name="P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text:span text:style-name="T10">Introduction<text:tab/></text:span><field:fieldmark-start text:name="__Fieldmark__0_931465784" field:type="vnd.oasis.opendocument.field.UNHANDLED"><field:param field:name="vnd.oasis.opendocument.field.code" field:value=" GOTOBUTTON _Toc384718282  "/><field:param field:name="vnd.oasis.opendocument.field.id" field:value="50"/></field:fieldmark-start><field:fieldmark-end/></text:p>
          <text:p text:style-name="Contents_20_1"><text:span text:style-name="T10">Bus-Mastering<text:tab/></text:span><field:fieldmark-start text:name="__Fieldmark__1_931465784" field:type="vnd.oasis.opendocument.field.UNHANDLED"><field:param field:name="vnd.oasis.opendocument.field.code" field:value=" GOTOBUTTON _Toc384718283  "/><field:param field:name="vnd.oasis.opendocument.field.id" field:value="50"/></field:fieldmark-start><field:fieldmark-end/></text:p>
          <text:p text:style-name="Contents_20_1"><text:span text:style-name="T10">Bus-Mastering constraints<text:tab/></text:span><field:fieldmark-start text:name="__Fieldmark__2_931465784" field:type="vnd.oasis.opendocument.field.UNHANDLED"><field:param field:name="vnd.oasis.opendocument.field.code" field:value=" GOTOBUTTON _Toc384718284  "/><field:param field:name="vnd.oasis.opendocument.field.id" field:value="50"/></field:fieldmark-start><field:fieldmark-end/></text:p>
          <text:p text:style-name="Contents_20_1"><text:span text:style-name="T10">Other MSI constraints<text:tab/></text:span><field:fieldmark-start text:name="__Fieldmark__3_931465784" field:type="vnd.oasis.opendocument.field.UNHANDLED"><field:param field:name="vnd.oasis.opendocument.field.code" field:value=" GOTOBUTTON _Toc384718285  "/><field:param field:name="vnd.oasis.opendocument.field.id" field:value="50"/></field:fieldmark-start><field:fieldmark-end/></text:p>
          <text:p text:style-name="Contents_20_1"><text:span text:style-name="T10">Best Usage<text:tab/></text:span><field:fieldmark-start text:name="__Fieldmark__4_931465784" field:type="vnd.oasis.opendocument.field.UNHANDLED"><field:param field:name="vnd.oasis.opendocument.field.code" field:value=" GOTOBUTTON _Toc384718286  "/><field:param field:name="vnd.oasis.opendocument.field.id" field:value="50"/></field:fieldmark-start><field:fieldmark-end/></text:p>
          <text:p text:style-name="Contents_20_1"><text:span text:style-name="T10">Bus-Mastered Texture loads<text:tab/></text:span><field:fieldmark-start text:name="__Fieldmark__5_931465784" field:type="vnd.oasis.opendocument.field.UNHANDLED"><field:param field:name="vnd.oasis.opendocument.field.code" field:value=" GOTOBUTTON _Toc384718287  "/><field:param field:name="vnd.oasis.opendocument.field.id" field:value="50"/></field:fieldmark-start><field:fieldmark-end/></text:p>
        </text:index-body>
      </text:table-of-content>
      <text:p text:style-name="P5"/>
      <text:p text:style-name="P3"/>
      <text:h text:style-name="P24" text:outline-level="1">Introduction</text:h>
      <text:p text:style-name="Standard"/>
      <text:p text:style-name="P7"><text:tab/>MSI (Matrox Simple Interface) is a simplified API for accessing the 3D features of some of our graphics cards. This API allows the game developer to use our hardware accelerated features such as Gouraud Shaded and Textured triangles, hardware Z-buffer, special case Zplanes, etc. <text:s/>At the same time, the hardware will be taking advantage of BUS-MASTERING which provides higher frame rates. <text:s/>This guide deals with optimizing your usage of the MSI API, and related issues, so that you may derive the maximum benefits from BUS-MASTERING.</text:p>
      <text:p text:style-name="P8"/>
      <text:h text:style-name="Heading_20_1" text:outline-level="1">Bus-Mastering</text:h>
      <text:p text:style-name="P8"/>
      <text:p text:style-name="P7"><text:tab/>Bus mastering allows the desynchronizing of the graphics card and the computer. <text:s/>This lets the program using the card continue executing, while the card is rendering graphics. This means that even if the graphics card takes 1 second to draw something, the program can still continue to do its own work during that time. However, to be able to use this feature to its peak, several constraints must be respected.</text:p>
      <text:p text:style-name="P7"/>
      <text:h text:style-name="Heading_20_1" text:outline-level="1">Bus-Mastering constraints</text:h>
      <text:p text:style-name="P7"/>
      <text:p text:style-name="P7"><text:tab/>The constraints for BUS-MASTERING are:</text:p>
      <text:p text:style-name="P7"/>
      <text:list xml:id="list3488925313" text:style-name="L1">
        <text:list-item>
          <text:p text:style-name="P13"><text:span text:style-name="T4">Minimize or totally eliminate the number of </text:span><text:span text:style-name="T5">Direct Frame Buffer</text:span><text:span text:style-name="T4"> accesses. <text:s/>Place any </text:span><text:span text:style-name="T5">Direct Frame Buffer</text:span><text:span text:style-name="T4"> access at the start of a frame, before any rendering occurs.</text:span></text:p>
        </text:list-item>
        <text:list-item>
          <text:p text:style-name="P13"><text:span text:style-name="T4">Use </text:span><text:span text:style-name="T3">msiEndFrame</text:span><text:span text:style-name="T4"> with the WAIT parameter set to </text:span><text:span text:style-name="T3">FALSE.</text:span></text:p>
        </text:list-item>
        <text:list-item>
          <text:p text:style-name="P15">Implement Texture loading by using BUS-MASTERING (Heaps).</text:p>
        </text:list-item>
        <text:list-item>
          <text:p text:style-name="P17">Minimize Heap allocation. </text:p>
        </text:list-item>
      </text:list>
      <text:p text:style-name="P7"/>
      <text:p text:style-name="P7"><text:soft-page-break/></text:p>
      <text:p text:style-name="P7"/>
      <text:h text:style-name="Heading_20_1" text:outline-level="1">Other MSI constraints</text:h>
      <text:p text:style-name="Standard"/>
      <text:p text:style-name="P7"><text:tab/>Please keep these other MSI constraints in mind:</text:p>
      <text:p text:style-name="P7"/>
      <text:list xml:id="list2092322039" text:style-name="L2">
        <text:list-item>
          <text:p text:style-name="P14"><text:span text:style-name="T3">CacheOffset</text:span><text:span text:style-name="T4">’s 5 LSB’s must always be 0.</text:span></text:p>
        </text:list-item>
        <text:list-item>
          <text:p text:style-name="P14"><text:span text:style-name="T3">msiSetParameters</text:span><text:span text:style-name="T4"> calls that set values to other than NULL or -1 must always be done inside a </text:span><text:span text:style-name="T3">msiStartFrame/msiEndFrame</text:span><text:span text:style-name="T4"> pair.</text:span></text:p>
        </text:list-item>
        <text:list-item>
          <text:p text:style-name="P16"><text:span text:style-name="T4">When entering Direct Access Mode (by calling </text:span><text:span text:style-name="T3">msiSetParameters</text:span><text:span text:style-name="T4"> with NULL), you must always exit (by calling </text:span><text:span text:style-name="T3">msiSetParameters</text:span><text:span text:style-name="T4"> with 1 or valid pointer), before doing a </text:span><text:span text:style-name="T3">msiStartFrame </text:span><text:span text:style-name="T4">or </text:span><text:span text:style-name="T3">msiEndFrame</text:span><text:span text:style-name="T4">.</text:span></text:p>
        </text:list-item>
      </text:list>
      <text:p text:style-name="P7"/>
      <text:h text:style-name="Heading_20_1" text:outline-level="1">Best Usage</text:h>
      <text:p text:style-name="P7"/>
      <text:p text:style-name="P7"><text:tab/>To maximize BUS-MASTERING, the proper use of MSI is:</text:p>
      <text:p text:style-name="P7"/>
      <text:p text:style-name="P7"><text:tab/>GAME STARTS</text:p>
      <text:p text:style-name="P7"><text:tab/>GAME PRELOADS TEXTURES TO TEXTURE CACHE</text:p>
      <text:p text:style-name="P6"><draw:line text:anchor-type="char" draw:z-index="7" draw:style-name="gr1" draw:text-style-name="P25" svg:x1="-0.381cm" svg:y1="6.842cm" svg:x2="-0.381cm" svg:y2="0.492cm"><text:p/></draw:line><draw:line text:anchor-type="char" draw:z-index="8" draw:style-name="gr2" draw:text-style-name="P25" svg:x1="-0.381cm" svg:y1="0.492cm" svg:x2="1.397cm" svg:y2="0.492cm"><text:p/></draw:line></text:p>
      <text:p text:style-name="P7"><text:tab/>GAME PRE-CALCULATES THE FRAME</text:p>
      <text:p text:style-name="P11"><text:span text:style-name="T4"><text:tab/></text:span><text:span text:style-name="T3">msiStartFrame</text:span></text:p>
      <text:p text:style-name="P7"><text:tab/><text:tab/>DIRECT FRAME BUFFER ACCESS (TRY TO ELIMINATE)</text:p>
      <text:p text:style-name="P7"><text:tab/><text:tab/>RENDERING OF PRE-CALCULATED FRAME </text:p>
      <text:list xml:id="list3180019565" text:style-name="L3">
        <text:list-item>
          <text:p text:style-name="P18">msiRenderTriangle</text:p>
        </text:list-item>
        <text:list-item>
          <text:p text:style-name="P18">msiSetParameters</text:p>
        </text:list-item>
        <text:list-item>
          <text:p text:style-name="P19">msiRenderZPlane</text:p>
        </text:list-item>
      </text:list>
      <text:p text:style-name="P11"><text:span text:style-name="T4"><text:tab/></text:span><text:span text:style-name="T3">msiEndFrame</text:span><text:span text:style-name="T4"> (WAIT=FALSE)</text:span></text:p>
      <text:p text:style-name="P7"><draw:line text:anchor-type="char" draw:z-index="6" draw:style-name="gr1" draw:text-style-name="P25" svg:x1="1.397cm" svg:y1="0.25cm" svg:x2="-0.381cm" svg:y2="0.25cm"><text:p/></draw:line><text:tab/><text:tab/></text:p>
      <text:p text:style-name="P7"><text:tab/></text:p>
      <text:p text:style-name="P11"><text:soft-page-break/><text:span text:style-name="T4"><text:tab/>When the API is programmed in this way, you maximize the time that the engine is actually doing BUS-MASTERING. Entering Direct Frame buffer access or calling </text:span><text:span text:style-name="T3">msiEndFrame</text:span><text:span text:style-name="T4"> with WAIT=TRUE, stops the BUS-MASTERING and takes away the great performance gains. Doing Texture loads from system memory instead of from a Heap, will also have a negative effect on BUS-MASTERING.</text:span></text:p>
      <text:p text:style-name="P7"/>
      <text:p text:style-name="P11"><text:span text:style-name="T4"><text:tab/>Calling the </text:span><text:span text:style-name="T3">msiEndFrame</text:span><text:span text:style-name="T4"> with WAIT=FALSE means that the flip of the view/draw buffers is done at the next </text:span><text:span text:style-name="T3">msiStartFrame.</text:span></text:p>
      <text:p text:style-name="P4"/>
      <text:h text:style-name="Heading_20_1" text:outline-level="1">Bus-Mastered Texture loads</text:h>
      <text:p text:style-name="P7"/>
      <text:p text:style-name="P7"><text:tab/>Again, it is important to use BUS-MASTERED Texture loads (Heaps) if you want to maximize the effects of BUS-MASTERING. <text:s/>However, there is a very important point to understand about Heap management:</text:p>
      <text:p text:style-name="P11"><text:span text:style-name="T4"><text:tab/>Whenever you use </text:span><text:span text:style-name="T3">msiAllocTextureHeap</text:span><text:span text:style-name="T4">, we allocate 1 page more than what you ask for (needed for internal use). <text:s/>This means that if you allocate 100 heaps of 4 pages each, you are actually using 100 heaps of 5 pages each. <text:s/>It would be better to allocate large heaps, in which you internally manage your textures. <text:s/>Remember that this is fixed memory and therefore the amount that is allocated decreases the amount of memory available to the system.</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ymbol" style:font-charset="x-symbol"/>
    <style:font-face style:name="Angsana New1" svg:font-family="'Angsana New'"/>
    <style:font-face style:name="Courier" svg:font-family="Courier" style:font-family-generic="modern"/>
    <style:font-face style:name="Times New Roman" svg:font-family="'Times New Roman'" style:font-family-generic="roman"/>
    <style:font-face style:name="Arial" svg:font-family="Arial" style:font-family-generic="swiss"/>
    <style:font-face style:name="Times New Roman1" svg:font-family="'Times New Roman'" style:font-family-generic="roman" style:font-pitch="variable"/>
    <style:font-face style:name="Arial1" svg:font-family="Arial"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0 330" svg:d="M0 330l100-330 100 33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ngsana New1" style:font-family-complex="'Angsana New'"/>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ngsana New1"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ngsana New1" style:font-family-complex="'Angsana New'"/>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font-size-complex="14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15.24cm" style:type="right" style:leader-style="dotted" style:leader-text="."/>
        </style:tab-stops>
      </style:paragraph-properties>
      <style:text-properties style:font-name="Arial1" fo:font-family="Arial" style:font-family-generic="swiss" style:font-pitch="variable" fo:font-size="12pt" style:font-name-asian="Arial1" style:font-family-asian="Arial" style:font-family-generic-asian="swiss" style:font-pitch-asian="variable" style:font-size-asian="12pt" style:font-name-complex="Arial1" style:font-family-complex="Arial" style:font-family-generic-complex="swiss" style:font-pitch-complex="variable" style:font-size-complex="12pt"/>
    </style:style>
    <style:style style:name="TOC_20_Title" style:display-name="TOC Title" style:family="paragraph" style:parent-style-name="Contents_20_1">
      <style:text-properties style:font-name="Arial1" fo:font-family="Arial" style:font-family-generic="swiss" style:font-pitch="variable" fo:font-size="16pt" style:font-name-asian="Arial1" style:font-family-asian="Arial" style:font-family-generic-asian="swiss" style:font-pitch-asian="variable" style:font-size-asian="16pt" style:font-name-complex="Arial1" style:font-family-complex="Arial" style:font-family-generic-complex="swiss" style:font-pitch-complex="variable" style:font-size-complex="16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text-properties style:font-name="Arial1" style:font-name-asian="Arial1" style:font-name-complex="Arial1"/>
    </style:style>
    <style:style style:name="MT1" style:family="text"/>
    <style:style style:name="MT2" style:family="text">
      <style:text-properties style:font-name="Arial1" style:font-name-asian="Arial1" style:font-name-complex="Arial1"/>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2.54cm" fo:margin-bottom="1.27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number:date-style style:name="N111">
      <number:month/>
      <number:text>/</number:text>
      <number:day/>
      <number:text>/</number:text>
      <number:year number:style="long"/>
    </number:date-style>
  </office:automatic-styles>
  <office:master-styles>
    <style:master-page style:name="Standard" style:page-layout-name="Mpm1">
      <style:footer>
        <text:p text:style-name="MP1"><draw:frame draw:style-name="Mfr1" draw:name="Frame1" text:anchor-type="paragraph" svg:y="0.002cm" draw:z-index="5"><draw:text-box fo:min-height="0.058cm" fo:min-width="0cm"><text:p text:style-name="Footer"><text:span text:style-name="Page_20_Number"><text:page-number text:select-page="current">5</text:page-number></text:span></text:p></draw:text-box></draw:frame><text:span text:style-name="MT2">MSI Usage Guide version 1.1, </text:span><text:span text:style-name="MT2"><text:date style:data-style-name="N111" text:date-value="2017-09-30T14:03:47.116000140">9/30/2017</text:date></text:span><text:span text:style-name="MT2">, </text:span><text:span text:style-name="MT2"><text:date style:data-style-name="N111" text:date-value="2017-09-30T14:03:47.116000140">9/30/2017</text:date></text:span><text:span text:style-name="MT2">, page </text:span><text:span text:style-name="Page_20_Number"><text:page-number text:select-page="current">5</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ROX SIMPLE INTERFACE </dc:title>
    <meta:initial-creator>Paul Giovannetti</meta:initial-creator>
    <meta:creation-date>1997-04-04T04:14:00</meta:creation-date>
    <dc:creator>EDG</dc:creator>
    <dc:date>1997-04-04T04:14:00</dc:date>
    <meta:print-date>1996-05-28T09:19:00</meta:print-date>
    <meta:editing-cycles>2</meta:editing-cycles>
    <meta:document-statistic meta:table-count="0" meta:image-count="1" meta:object-count="0" meta:page-count="5" meta:paragraph-count="48" meta:word-count="560" meta:character-count="3510" meta:non-whitespace-character-count="2980"/>
    <meta:generator>LibreOffice/5.3.6.1$Windows_X86_64 LibreOffice_project/686f202eff87ef707079aeb7f485847613344eb7</meta:generator>
  </office:meta>
</office:document-meta>
</file>